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40e" officeooo:paragraph-rsid="001a940e"/>
    </style:style>
    <style:style style:name="T1" style:family="text">
      <style:text-properties officeooo:rsid="001ba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ck Paper Scissors Pseudo-code</text:p>
      <text:p text:style-name="P1"/>
      <text:p text:style-name="P1"/>
      <text:p text:style-name="P1"><text:span text:style-name="T1">Function - </text:span>Get computers choice</text:p>
      <text:p text:style-name="P1"><text:s text:c="2"/>Generate a random number between 0 and 1</text:p>
      <text:p text:style-name="P1"><text:s text:c="2"/>IF 0-0.33 then rock, 0.34-0.66 then paper, 0.67-0.99 then scissors.</text:p>
      <text:p text:style-name="P1"><text:s text:c="2"/>Return this result as a string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43:18.903456671</meta:creation-date>
    <dc:date>2024-06-01T13:49:06.726732513</dc:date>
    <meta:editing-duration>PT5M4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3" meta:character-count="205" meta:non-whitespace-character-count="171"/>
  </office:meta>
</office:document-meta>
</file>